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신명조체" svg:font-family="신명조체" style:font-pitch="fixed"/>
    <style:font-face style:name="백묵 바탕" svg:font-family="'백묵 바탕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백묵 바탕1" svg:font-family="'백묵 바탕'" style:font-family-generic="system" style:font-pitch="variable"/>
  </office:font-face-decls>
  <office:automatic-styles>
    <style:style style:name="P1" style:family="paragraph" style:parent-style-name="Standard">
      <style:text-properties style:font-name="신명조체" fo:font-size="10pt" style:font-name-asian="신명조체" style:font-size-asian="10pt" style:font-size-complex="10pt"/>
    </style:style>
    <style:style style:name="P2" style:family="paragraph" style:parent-style-name="Standard">
      <style:text-properties style:font-name="신명조체" fo:font-size="10pt" officeooo:paragraph-rsid="001c7edf" style:font-name-asian="신명조체" style:font-size-asian="10pt" style:font-size-complex="10pt"/>
    </style:style>
    <style:style style:name="T1" style:family="text">
      <style:text-properties officeooo:rsid="001bc085"/>
    </style:style>
    <style:style style:name="T2" style:family="text">
      <style:text-properties officeooo:rsid="001c7e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2020. 01. 28----------------------------------</text:p>
      <text:p text:style-name="P1"/>
      <text:p text:style-name="P1">인턴 시작, 김웅태 교수님 및 서우영 박사님과 면담</text:p>
      <text:p text:style-name="P1"/>
      <text:p text:style-name="P2">----------------------------------2020. 01. 2<text:span text:style-name="T2">9</text:span>----------------------------------</text:p>
      <text:p text:style-name="P1"/>
      <text:p text:style-name="P1">Gizmo 실행 시도</text:p>
      <text:p text:style-name="P1"/>
      <text:p text:style-name="P2">----------------------------------2020. 01. <text:span text:style-name="T2">30</text:span>----------------------------------</text:p>
      <text:p text:style-name="P1"/>
      <text:p text:style-name="P1">Gizmo 실행 성공</text:p>
      <text:p text:style-name="P1"/>
      <text:p text:style-name="P1">Gizmo test problem 3번 실시</text:p>
      <text:p text:style-name="P1">1. Kelvin-Helmholtz instability simulation</text:p>
      <text:p text:style-name="P1">2. Galactic disk with no ISM physics</text:p>
      <text:p text:style-name="P1">3. Galactic disk with ISM cooling (only to 10000K)</text:p>
      <text:p text:style-name="P1"><text:s/>- Config.sh에서 Cooling을 키는 경우 TREECOOL 위치를 GIZMO binary가 있는 </text:p>
      <text:p text:style-name="P1"><text:s text:c="3"/>위치로 바꿔주어야 함</text:p>
      <text:p text:style-name="P1"><text:s/>- Cooling physics의 영향 때문인지 timestep이 매우 작음</text:p>
      <text:p text:style-name="P1"><text:s text:c="2"/>-&gt; 시뮬레이션을 끝까지 돌리는 것은 불가능</text:p>
      <text:p text:style-name="P1"/>
      <text:p text:style-name="P1">Gizmo User's Guide 공부 </text:p>
      <text:p text:style-name="P1"><text:s/>- section 9: Snapshot &amp; Initical Condition Files 완독</text:p>
      <text:p text:style-name="P1"><text:s/>- section 10: Log Outputs &amp; Diagnostic Files 완</text:p>
      <text:p text:style-name="P1"><text:s/>- section 7: Config.sh (Setting compile-time options) ~ Hydro Solver Method 까지</text:p>
      <text:p text:style-name="P1"/>
      <text:p text:style-name="P2">----------------------------------2020. 01. <text:span text:style-name="T2">31-</text:span>---------------------------------</text:p>
      <text:p text:style-name="P1"/>
      <text:p text:style-name="P1">GalIC 실행 시도</text:p>
      <text:p text:style-name="P1">- 구조와 대부분의 dependency는 Gizmo와 비슷</text:p>
      <text:p text:style-name="P1">- Gizmo와 마찬가지로 Makefile에 dependent library의 경로를 지정해주어야 함</text:p>
      <text:p text:style-name="P1">- Gizmo와 마찬가지로 Config.sh로 complie time, parameterfile로 runtime 조절</text:p>
      <text:p text:style-name="P1">- Gizmo와는 다르게 GMP library 필요 (Makefile에서 확인 가능)</text:p>
      <text:p text:style-name="P1"><text:s/>-&gt; GMU library를 깔기 위해 M4 library 설치</text:p>
      <text:p text:style-name="P1"><text:s/>-&gt; 설치 도중 autoconf, automake library도 같이 설치</text:p>
      <text:p text:style-name="P1">- Makefile에서 GMU library의 위치를 따로 잡아주지 않았는데 알아서 인식 - ??</text:p>
      <text:p text:style-name="P1"/>
      <text:p text:style-name="P1">autoconf, automake는 make check, make installcheck에서 오류 발생</text:p>
      <text:p text:style-name="P1">-&gt; 몇 천개의 테스트 중 10개 정도의 오류만 났으나, 어떤 영향이 있을지는 미지수</text:p>
      <text:p text:style-name="P1">-- 실패한 테스트 메모 --</text:p>
      <text:p text:style-name="P1"><text:s/>autoconf - make check: 2/488 Failed</text:p>
      <text:p text:style-name="P1"><text:s text:c="2"/>501: Libtool (Compatibility with other tools)</text:p>
      <text:p text:style-name="P1"><text:s text:c="2"/>503: autoscan (Autoscan)</text:p>
      <text:p text:style-name="P1"><text:s/>autoconf - make installcheck : All succeeded</text:p>
      <text:p text:style-name="P1"><text:s/>automake - make check: 9/2897 Failed (XFAIL: 38, SKIP: 140)</text:p>
      <text:p text:style-name="P1"><text:s text:c="2"/>t/nobase-python.sh</text:p>
      <text:p text:style-name="P1"><text:s text:c="2"/>t/py-compile-basic.sh</text:p>
      <text:p text:style-name="P1"><text:s text:c="2"/>t/py-compile-basedir.sh</text:p>
      <text:p text:style-name="P1"><text:s text:c="2"/>t/py-compile-destdir.sh</text:p>
      <text:p text:style-name="P1"><text:s text:c="2"/>t/py-compile-option-terminate.sh</text:p>
      <text:p text:style-name="P1"><text:s text:c="2"/>t/python3.sh</text:p>
      <text:p text:style-name="P1"><text:s text:c="2"/>t/python10.sh</text:p>
      <text:p text:style-name="P1"><text:s text:c="2"/>t/python12.sh</text:p>
      <text:p text:style-name="P1"><text:s text:c="2"/>t/subobj.sh</text:p>
      <text:p text:style-name="P1"><text:s/>automake - make checkinstall: 3/2697 Failed (XFAIL: 38, SKIP: 216)</text:p>
      <text:p text:style-name="P1"><text:s text:c="2"/>t/aclocal-print-acdir.sh</text:p>
      <text:p text:style-name="P1"><text:s text:c="2"/>t/location.sh</text:p>
      <text:p text:style-name="P1"><text:s text:c="2"/>t/print-libdir.sh</text:p>
      <text:p text:style-name="P1"/>
      <text:p text:style-name="P1">GalIC 실행 성공 </text:p>
      <text:p text:style-name="P1"><text:s/>- Test with Particle number of Bulge, Halo = 10000, respectively</text:p>
      <text:p text:style-name="P1"><text:s/>- Test with Particle number of Bulge, Halo = 100000, respectivel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신명조체" svg:font-family="신명조체" style:font-pitch="fixed"/>
    <style:font-face style:name="백묵 바탕" svg:font-family="'백묵 바탕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백묵 바탕1" svg:font-family="'백묵 바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백묵 바탕" fo:font-size="12pt" fo:language="en" fo:country="US" style:letter-kerning="true" style:font-name-asian="백묵 바탕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백묵 바탕" fo:font-size="12pt" fo:language="en" fo:country="US" style:letter-kerning="true" style:font-name-asian="백묵 바탕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백묵 바탕1" style:font-family-asian="'백묵 바탕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5:04:33.758023195</meta:creation-date>
    <dc:date>2020-01-31T15:14:04.883030302</dc:date>
    <meta:editing-duration>PT6M2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1" meta:word-count="440" meta:character-count="1997" meta:non-whitespace-character-count="1718"/>
  </office:meta>
</office:document-meta>
</file>